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3.75cm" fo:min-width="14.5cm" loext:decorative="false"/>
    </style:style>
    <style:style style:name="gr2" style:family="graphic" style:parent-style-name="standard">
      <style:graphic-properties svg:stroke-color="#111111" draw:fill-color="#eeeeee" draw:textarea-horizontal-align="justify" draw:textarea-vertical-align="middle" draw:auto-grow-height="false" fo:min-height="1.25cm" fo:min-width="3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111111" draw:fill-color="#eeeeee" draw:textarea-horizontal-align="justify" draw:textarea-vertical-align="middle" draw:auto-grow-height="false" fo:min-height="1.25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25cm" loext:decorative="false"/>
      <style:paragraph-properties style:writing-mode="lr-tb"/>
    </style:style>
    <style:style style:name="gr5" style:family="graphic" style:parent-style-name="standard">
      <style:graphic-properties svg:stroke-color="#111111" draw:fill-color="#eeeeee" draw:textarea-horizontal-align="justify" draw:textarea-vertical-align="middle" draw:auto-grow-height="false" fo:min-height="1.25cm" fo:min-width="2cm" style:writing-mode="lr-tb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Inconsolata" fo:font-size="21pt"/>
    </style:style>
    <style:style style:name="P3" style:family="paragraph">
      <loext:graphic-properties draw:fill-color="#eeeeee"/>
      <style:paragraph-properties fo:text-align="center" style:writing-mode="lr-tb"/>
      <style:text-properties style:font-name="Inconsolata" fo:font-size="21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style:font-name="Inconsolata" fo:font-size="21pt" fo:font-weight="bold" style:font-weight-asian="bold" style:font-weight-complex="bold"/>
    </style:style>
    <style:style style:name="P6" style:family="paragraph">
      <loext:graphic-properties draw:fill-color="#ffffff"/>
    </style:style>
    <style:style style:name="T1" style:family="text">
      <style:text-properties style:font-name="Inconsolata" fo:font-size="21pt"/>
    </style:style>
    <style:style style:name="T2" style:family="text">
      <style:text-properties style:font-name="Inconsolata" fo:font-size="2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5cm" svg:height="14cm" svg:x="2.7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.5cm" svg:x="4.9cm" svg:y="4.599cm">
          <text:p text:style-name="P2"><text:span text:style-name="T1">Augus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1.5cm" svg:x="4.9cm" svg:y="8.199cm">
          <text:p text:style-name="P2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1.5cm" svg:x="6.4cm" svg:y="8.199cm">
          <text:p text:style-name="P2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1.5cm" svg:x="7.9cm" svg:y="8.199cm">
          <text:p text:style-name="P2"><text:span text:style-name="T1">64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7.4cm" svg:height="1.275cm" svg:x="4.7cm" svg:y="3.099cm">
          <draw:text-box>
            <text:p text:style-name="P4"><text:span text:style-name="T2">.name</text:span></text:p>
          </draw:text-box>
        </draw:frame>
        <draw:frame draw:style-name="gr4" draw:text-style-name="P5" draw:layer="layout" svg:width="7.4cm" svg:height="1.275cm" svg:x="4.7cm" svg:y="6.8cm">
          <draw:text-box>
            <text:p text:style-name="P4"><text:span text:style-name="T2">.age</text:span></text:p>
          </draw:text-box>
        </draw:frame>
        <draw:custom-shape draw:style-name="gr2" draw:text-style-name="P3" draw:layer="layout" svg:width="3.5cm" svg:height="1.5cm" svg:x="8.4cm" svg:y="4.599cm">
          <text:p text:style-name="P2"><text:span text:style-name="T1">Elen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.5cm" svg:x="11.9cm" svg:y="4.599cm">
          <text:p text:style-name="P2"><text:span text:style-name="T1">Michael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4.9cm" svg:y="11.8cm">
          <text:p text:style-name="P2"><text:span text:style-name="T1">1.54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7.4cm" svg:height="1.275cm" svg:x="4.7cm" svg:y="10.401cm">
          <draw:text-box>
            <text:p text:style-name="P4"><text:span text:style-name="T2">.height</text:span></text:p>
          </draw:text-box>
        </draw:frame>
        <draw:custom-shape draw:style-name="gr5" draw:text-style-name="P3" draw:layer="layout" svg:width="2.5cm" svg:height="1.5cm" svg:x="7.4cm" svg:y="11.8cm">
          <text:p text:style-name="P2"><text:span text:style-name="T1">1.65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9.9cm" svg:y="11.8cm">
          <text:p text:style-name="P2"><text:span text:style-name="T1">1.87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7.9cm" svg:height="1.275cm" svg:x="3.3cm" svg:y="1.3cm">
          <draw:text-box>
            <text:p text:style-name="P4"><text:span text:style-name="T2">PersonArray struc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7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6cm" svg:x="1cm" svg:y="2.794cm"/>
      <draw:page-thumbnail draw:layer="backgroundobjects" svg:width="8.999cm" svg:height="6.956cm" svg:x="1cm" svg:y="11.37cm"/>
      <draw:page-thumbnail draw:layer="backgroundobjects" svg:width="8.999cm" svg:height="6.956cm" svg:x="1cm" svg:y="19.946cm"/>
      <draw:page-thumbnail draw:layer="backgroundobjects" svg:width="8.999cm" svg:height="6.956cm" svg:x="11cm" svg:y="2.794cm"/>
      <draw:page-thumbnail draw:layer="backgroundobjects" svg:width="8.999cm" svg:height="6.956cm" svg:x="11cm" svg:y="11.37cm"/>
      <draw:page-thumbnail draw:layer="backgroundobjects" svg:width="8.999cm" svg:height="6.956cm" svg:x="11cm" svg:y="19.946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5:37:38.534619868</meta:creation-date>
    <dc:date>2024-08-24T15:23:07.887847918</dc:date>
    <meta:editing-duration>PT20M11S</meta:editing-duration>
    <meta:editing-cycles>42</meta:editing-cycles>
    <meta:generator>LibreOffice/24.2.5.2$Linux_X86_64 LibreOffice_project/420$Build-2</meta:generator>
    <meta:document-statistic meta:object-count="37"/>
  </office:meta>
</office:document-meta>
</file>